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line-height="115%" fo:text-align="justify" style:justify-single-word="false"/>
      <style:text-properties officeooo:paragraph-rsid="00115475"/>
    </style:style>
    <style:style style:name="P2" style:family="paragraph" style:parent-style-name="Text_20_body">
      <style:paragraph-properties fo:line-height="115%" fo:text-align="justify" style:justify-single-word="false"/>
      <style:text-properties officeooo:paragraph-rsid="00115475"/>
    </style:style>
    <style:style style:name="P3" style:family="paragraph" style:parent-style-name="Heading_20_3">
      <style:paragraph-properties fo:margin-top="0cm" fo:margin-bottom="0.247cm" style:contextual-spacing="false" fo:line-height="115%" fo:text-align="justify" style:justify-single-word="false"/>
      <style:text-properties style:font-name="DejaVu Sans" fo:font-size="11pt" officeooo:paragraph-rsid="00115475" style:font-size-asian="11pt" style:font-size-complex="11pt"/>
    </style:style>
    <style:style style:name="P4" style:family="paragraph" style:parent-style-name="Text_20_body">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5" style:family="paragraph" style:parent-style-name="Text_20_body" style:list-style-name="L1">
      <style:paragraph-properties fo:line-height="115%" fo:text-align="justify" style:justify-single-word="false"/>
      <style:text-properties officeooo:paragraph-rsid="00115475"/>
    </style:style>
    <style:style style:name="P6" style:family="paragraph" style:parent-style-name="Heading_20_3">
      <style:paragraph-properties fo:line-height="115%" fo:text-align="justify" style:justify-single-word="false"/>
      <style:text-properties officeooo:paragraph-rsid="00115475"/>
    </style:style>
    <style:style style:name="P7" style:family="paragraph" style:parent-style-name="Text_20_body" style:list-style-name="L2">
      <style:paragraph-properties fo:line-height="115%" fo:text-align="justify" style:justify-single-word="false"/>
      <style:text-properties officeooo:paragraph-rsid="00115475"/>
    </style:style>
    <style:style style:name="P8" style:family="paragraph" style:parent-style-name="Text_20_body" style:list-style-name="L3">
      <style:paragraph-properties fo:line-height="115%" fo:text-align="justify" style:justify-single-word="false"/>
      <style:text-properties style:font-name="DejaVu Sans" fo:font-size="10pt" officeooo:paragraph-rsid="00115475" style:font-size-asian="10pt" style:font-size-complex="10pt"/>
    </style:style>
    <style:style style:name="P9" style:family="paragraph" style:parent-style-name="Text_20_body" style:list-style-name="L3">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10" style:family="paragraph" style:parent-style-name="Standard" style:list-style-name="L3">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11" style:family="paragraph" style:parent-style-name="Text_20_body" style:list-style-name="L4">
      <style:paragraph-properties fo:line-height="115%" fo:text-align="justify" style:justify-single-word="false"/>
      <style:text-properties style:font-name="DejaVu Sans" fo:font-size="10pt" officeooo:rsid="00142c43" style:font-size-asian="10pt" style:font-size-complex="10pt"/>
    </style:style>
    <style:style style:name="P12" style:family="paragraph" style:parent-style-name="Text_20_body" style:list-style-name="L4">
      <style:paragraph-properties fo:line-height="115%" fo:text-align="justify" style:justify-single-word="false"/>
      <style:text-properties style:font-name="DejaVu Sans" fo:font-size="10pt" style:font-size-asian="10pt" style:font-size-complex="10pt"/>
    </style:style>
    <style:style style:name="P13" style:family="paragraph" style:parent-style-name="Text_20_body" style:list-style-name="L5">
      <style:paragraph-properties fo:margin-left="0cm" fo:margin-right="0cm" fo:line-height="115%" fo:text-align="justify" style:justify-single-word="false" fo:text-indent="0cm" style:auto-text-indent="false"/>
      <style:text-properties officeooo:paragraph-rsid="00115475"/>
    </style:style>
    <style:style style:name="P14" style:family="paragraph" style:parent-style-name="Text_20_body" style:list-style-name="L6">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15" style:family="paragraph" style:parent-style-name="Standard" style:list-style-name="L5">
      <style:paragraph-properties fo:margin-left="0cm" fo:margin-right="0cm" fo:line-height="115%" fo:text-align="justify" style:justify-single-word="false" fo:text-indent="0cm" style:auto-text-indent="false"/>
      <style:text-properties officeooo:paragraph-rsid="00115475"/>
    </style:style>
    <style:style style:name="P16" style:family="paragraph" style:parent-style-name="Heading_20_3">
      <style:paragraph-properties fo:margin-left="0cm" fo:margin-right="0cm" fo:line-height="115%" fo:text-align="justify" style:justify-single-word="false" fo:text-indent="0cm" style:auto-text-indent="false"/>
      <style:text-properties officeooo:paragraph-rsid="00115475"/>
    </style:style>
    <style:style style:name="P17" style:family="paragraph" style:parent-style-name="Text_20_body">
      <style:paragraph-properties fo:margin-left="0cm" fo:margin-right="0cm" fo:line-height="115%" fo:text-align="justify" style:justify-single-word="false" fo:text-indent="0cm" style:auto-text-indent="false"/>
      <style:text-properties officeooo:paragraph-rsid="00115475"/>
    </style:style>
    <style:style style:name="P18" style:family="paragraph" style:parent-style-name="Text_20_body" style:list-style-name="L7">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19" style:family="paragraph" style:parent-style-name="Standard" style:list-style-name="L7">
      <style:paragraph-properties fo:margin-left="0cm" fo:margin-right="0cm" fo:line-height="115%" fo:text-align="justify" style:justify-single-word="false" fo:text-indent="0cm" style:auto-text-indent="false"/>
      <style:text-properties officeooo:paragraph-rsid="00115475"/>
    </style:style>
    <style:style style:name="P20" style:family="paragraph" style:parent-style-name="Text_20_body" style:list-style-name="L7">
      <style:paragraph-properties fo:margin-left="0cm" fo:margin-right="0cm" fo:line-height="115%" fo:text-align="justify" style:justify-single-word="false" fo:text-indent="0cm" style:auto-text-indent="false"/>
      <style:text-properties officeooo:paragraph-rsid="00115475"/>
    </style:style>
    <style:style style:name="P21" style:family="paragraph" style:parent-style-name="Standard">
      <style:paragraph-properties fo:margin-left="0cm" fo:margin-right="0cm" fo:line-height="115%" fo:text-align="justify" style:justify-single-word="false" fo:text-indent="0cm" style:auto-text-indent="false"/>
      <style:text-properties officeooo:paragraph-rsid="00115475"/>
    </style:style>
    <style:style style:name="P22" style:family="paragraph" style:parent-style-name="Text_20_body">
      <style:paragraph-properties fo:line-height="115%" fo:text-align="justify" style:justify-single-word="false"/>
      <style:text-properties style:font-name="DejaVu Sans" fo:font-size="10pt" fo:font-weight="bold" officeooo:paragraph-rsid="00115475" style:font-size-asian="10pt" style:font-size-complex="10pt"/>
    </style:style>
    <style:style style:name="P23" style:family="paragraph" style:parent-style-name="Text_20_body" style:list-style-name="L8">
      <style:paragraph-properties fo:line-height="115%" fo:text-align="justify" style:justify-single-word="false"/>
      <style:text-properties style:font-name="DejaVu Sans" fo:font-size="10pt" officeooo:paragraph-rsid="00115475" style:font-size-asian="10pt" style:font-size-complex="10pt"/>
    </style:style>
    <style:style style:name="P24" style:family="paragraph" style:parent-style-name="Text_20_body" style:list-style-name="L9">
      <style:paragraph-properties fo:line-height="115%" fo:text-align="justify" style:justify-single-word="false"/>
      <style:text-properties style:font-name="DejaVu Sans" fo:font-size="10pt" officeooo:paragraph-rsid="00115475" style:font-size-asian="10pt" style:font-size-complex="10pt"/>
    </style:style>
    <style:style style:name="P25" style:family="paragraph" style:parent-style-name="Text_20_body" style:list-style-name="L10">
      <style:paragraph-properties fo:line-height="115%" fo:text-align="justify" style:justify-single-word="false"/>
      <style:text-properties style:font-name="DejaVu Sans" fo:font-size="10pt" officeooo:paragraph-rsid="00115475" style:font-size-asian="10pt" style:font-size-complex="10pt"/>
    </style:style>
    <style:style style:name="P26" style:family="paragraph" style:parent-style-name="Text_20_body" style:list-style-name="L10">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27" style:family="paragraph" style:parent-style-name="Text_20_body" style:list-style-name="L11">
      <style:paragraph-properties fo:line-height="115%" fo:text-align="justify" style:justify-single-word="false"/>
      <style:text-properties style:font-name="DejaVu Sans" fo:font-size="10pt" officeooo:paragraph-rsid="00115475" style:font-size-asian="10pt" style:font-size-complex="10pt"/>
    </style:style>
    <style:style style:name="P28" style:family="paragraph" style:parent-style-name="Horizontal_20_Line">
      <style:paragraph-properties fo:margin-top="0cm" fo:margin-bottom="0.247cm" style:contextual-spacing="false" fo:line-height="115%" fo:text-align="justify" style:justify-single-word="false"/>
      <style:text-properties style:font-name="DejaVu Sans" fo:font-size="10pt" officeooo:paragraph-rsid="00115475" style:font-size-asian="10pt" style:font-size-complex="10pt"/>
    </style:style>
    <style:style style:name="P29" style:family="paragraph" style:parent-style-name="Text_20_body">
      <style:paragraph-properties fo:line-height="115%" fo:text-align="justify" style:justify-single-word="false"/>
      <style:text-properties style:font-name="DejaVu Sans" fo:font-size="6pt" fo:font-weight="bold" officeooo:paragraph-rsid="00115475" style:font-size-asian="5.25pt" style:font-size-complex="6pt"/>
    </style:style>
    <style:style style:name="P30" style:family="paragraph" style:parent-style-name="Text_20_body">
      <style:paragraph-properties fo:line-height="115%" fo:text-align="justify" style:justify-single-word="false"/>
      <style:text-properties style:font-name="DejaVu Sans" fo:font-size="11pt" fo:font-weight="bold" officeooo:paragraph-rsid="00115475" style:font-size-asian="11pt" style:font-size-complex="11pt"/>
    </style:style>
    <style:style style:name="P31" style:family="paragraph" style:parent-style-name="Text_20_body" style:list-style-name="L12">
      <style:paragraph-properties fo:line-height="115%" fo:text-align="justify" style:justify-single-word="false"/>
      <style:text-properties style:font-name="DejaVu Sans" fo:font-size="10pt" fo:font-style="italic" officeooo:paragraph-rsid="00115475" style:font-size-asian="10pt" style:font-size-complex="10pt"/>
    </style:style>
    <style:style style:name="T1" style:family="text">
      <style:text-properties style:font-name="DejaVu Sans" fo:font-size="14pt" style:font-size-asian="14pt" style:font-size-complex="14pt"/>
    </style:style>
    <style:style style:name="T2" style:family="text">
      <style:text-properties style:font-name="DejaVu Sans" fo:font-size="10pt" style:font-size-asian="10pt" style:font-size-complex="10pt"/>
    </style:style>
    <style:style style:name="T3" style:family="text">
      <style:text-properties fo:font-weight="normal" style:font-weight-asian="normal" style:font-weight-complex="normal"/>
    </style:style>
    <style:style style:name="T4" style:family="text">
      <style:text-properties style:font-name="DejaVu Sans" fo:font-size="10pt" fo:font-weight="bold" style:font-size-asian="10pt" style:font-size-complex="10pt"/>
    </style:style>
    <style:style style:name="T5" style:family="text">
      <style:text-properties style:font-name="DejaVu Sans" fo:font-size="10pt" fo:font-weight="normal" style:font-size-asian="10pt" style:font-weight-asian="normal" style:font-size-complex="10pt" style:font-weight-complex="normal"/>
    </style:style>
    <style:style style:name="T6" style:family="text">
      <style:text-properties style:font-name="DejaVu Sans" fo:font-size="10pt" fo:font-weight="bold" style:font-size-asian="10pt" style:font-weight-asian="normal" style:font-size-complex="10pt" style:font-weight-complex="normal"/>
    </style:style>
    <style:style style:name="T7" style:family="text">
      <style:text-properties style:font-name="DejaVu Sans" fo:font-size="6pt" fo:font-weight="normal" style:font-size-asian="5.25pt" style:font-weight-asian="normal" style:font-size-complex="6pt" style:font-weight-complex="normal"/>
    </style:style>
    <style:style style:name="T8" style:family="text">
      <style:text-properties style:font-name="DejaVu Sans" fo:font-size="11pt" fo:font-weight="bold" style:font-size-asian="11pt" style:font-weight-asian="bold" style:font-size-complex="11pt" style:font-weight-complex="bold"/>
    </style:style>
    <style:style style:name="T9" style:family="text">
      <style:text-properties style:font-name="DejaVu Sans" fo:font-size="10pt" fo:font-style="italic" fo:font-weight="normal" style:font-size-asian="10pt" style:font-weight-asian="normal" style:font-size-complex="10pt" style:font-weight-complex="normal"/>
    </style:style>
    <style:style style:name="T10" style:family="text">
      <style:text-properties style:font-name="DejaVu Sans" fo:font-size="10pt" fo:font-weight="normal" style:font-size-asian="8.75pt" style:font-weight-asian="normal" style:font-size-complex="10pt" style:font-weight-complex="normal"/>
    </style:style>
    <style:style style:name="T11" style:family="text">
      <style:text-properties fo:font-weight="bold"/>
    </style:style>
    <style:style style:name="T12" style:family="text">
      <style:text-properties fo:font-style="italic"/>
    </style:style>
    <style:style style:name="T13" style:family="text">
      <style:text-properties fo:font-weight="bold" officeooo:rsid="00142c43" style:font-weight-asian="normal" style:font-weight-complex="normal"/>
    </style:style>
    <style:style style:name="T14" style:family="text">
      <style:text-properties fo:font-weight="normal" officeooo:rsid="00142c43" style:font-weight-asian="normal" style:font-weight-complex="normal"/>
    </style:style>
    <style:style style:name="T15" style:family="text">
      <style:text-properties fo:font-style="italic" fo:font-weight="normal" officeooo:rsid="00142c43" style:font-weight-asian="normal" style:font-weight-complex="normal"/>
    </style:style>
    <style:style style:name="T16" style:family="text">
      <style:text-properties fo:font-style="italic" fo:font-weight="normal" style:font-weight-asian="normal" style:font-weight-complex="normal"/>
    </style:style>
    <style:style style:name="T17" style:family="text">
      <style:text-properties fo:font-style="italic" officeooo:rsid="00142c43"/>
    </style:style>
    <style:style style:name="T18" style:family="text">
      <style:text-properties officeooo:rsid="00142c4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Legal Design : Architecture Juridique &amp; Web3 – Rethagon</text:span></text:span></text:h>
      <text:p text:style-name="P2"><text:span text:style-name="Strong_20_Emphasis"><text:span text:style-name="T2"/></text:span></text:p>
      <text:h text:style-name="P3" text:outline-level="3">1. Description du Modèle Hybride</text:h>
      <text:p text:style-name="P4">Rethagon est une plateforme Web3 de battles de rap opérant selon une <text:span text:style-name="T3">architecture à double entrée,</text:span> strictement cloisonnée par géolocalisation pour assurer la conformité légale globale.</text:p>
      <text:list text:style-name="L1">
        <text:list-item>
          <text:p text:style-name="P5"><text:span text:style-name="Strong_20_Emphasis"><text:span text:style-name="T4">Zone France / UE stricte (Modèle "Skill-Game") :</text:span></text:span><text:span text:style-name="Strong_20_Emphasis"><text:span text:style-name="T2"> </text:span></text:span><text:span text:style-name="Strong_20_Emphasis"><text:span text:style-name="T5">Compétition de fantasy-league sans mise et sans aléa. Les utilisateurs achètent des cartes NFT (artistes) ou des billets d'entrée pour composer des "lineups". Les gains (récompenses) sont fixes et ne proviennent pas de la perte des autres joueurs.</text:span></text:span></text:p>
        </text:list-item>
        <text:list-item>
          <text:p text:style-name="P5"><text:span text:style-name="Strong_20_Emphasis"><text:span text:style-name="T6">Zone International (Modèle "iGaming") :</text:span></text:span><text:span text:style-name="Strong_20_Emphasis"><text:span text:style-name="T5"> Système de pari mutuel ou à cote fixe on-chain. Les utilisateurs misent en USDC/Crypto sur l'issue des battles via un AMM et des PredictionTickets.</text:span></text:span></text:p>
        </text:list-item>
      </text:list>
      <text:p text:style-name="P2"><text:span text:style-name="Strong_20_Emphasis"><text:span text:style-name="T7"/></text:span></text:p>
      <text:h text:style-name="P6" text:outline-level="3"><text:span text:style-name="Strong_20_Emphasis"><text:span text:style-name="T8">2. Structure Corporative &amp; Flux</text:span></text:span></text:h>
      <text:p text:style-name="P2"><text:span text:style-name="Strong_20_Emphasis"><text:span text:style-name="T5">Notre veille réglementaire nous a permis de soulever la question de la légalité des paris en France, c'est pourquoi nous avons choisi de scinder l'entreprise, en plaçant la partie paris en offshore et le reste en France.</text:span></text:span></text:p>
      <text:p text:style-name="P4">Pour éviter la contamination du risque légal, le projet repose sur deux entités distinctes:</text:p>
      <text:list text:style-name="L2">
        <text:list-item>
          <text:p text:style-name="P7"><text:span text:style-name="Strong_20_Emphasis"><text:span text:style-name="T6">SAS France (Tech &amp; Éditeur) :</text:span></text:span><text:span text:style-name="Strong_20_Emphasis"><text:span text:style-name="T5"> Développe la technologie, détient la propriété intellectuelle (IP), gère les partenariats artistes et opère </text:span></text:span><text:span text:style-name="Strong_20_Emphasis"><text:span text:style-name="T9">uniquement</text:span></text:span><text:span text:style-name="Strong_20_Emphasis"><text:span text:style-name="T5"> le mode "Skill-Game". Elle ne touche jamais aux flux de paris.</text:span></text:span></text:p>
        </text:list-item>
        <text:list-item>
          <text:p text:style-name="P7"><text:span text:style-name="Strong_20_Emphasis"><text:span text:style-name="T6">Société Offshore - ex: Curaçao/Malte (Opérateur de Jeu) :</text:span></text:span><text:span text:style-name="Strong_20_Emphasis"><text:span text:style-name="T5"> Détient la licence iGaming, opère les smart contracts de pari (AMM), gère la trésorerie des mises (Liquidity Pools) et le KYC international.</text:span></text:span></text:p>
        </text:list-item>
      </text:list>
      <text:p text:style-name="P2"><text:span text:style-name="Strong_20_Emphasis"><text:span text:style-name="T7"/></text:span></text:p>
      <text:h text:style-name="P6" text:outline-level="3"><text:span text:style-name="Strong_20_Emphasis"><text:span text:style-name="T8">3. Actifs Numériques &amp; Tokenomics</text:span></text:span></text:h>
      <text:p text:style-name="P2"><text:span text:style-name="Strong_20_Emphasis"><text:span text:style-name="T10">Le règlement européen MiCA imposant une licence bancaire à tout émetteur de monnaie électronique, nous avons conçu AURA comme un crédit de jeu en boucle fermée (non convertible publiquement) afin de sortir de ce périmètre réglementaire.</text:span></text:span></text:p>
      <text:list xml:id="list2314130895" text:style-name="L3">
        <text:list-item>
          <text:p text:style-name="P8"><text:span text:style-name="T11">AURA (Utility Token) :</text:span> Jeton utilitaire interne ("In-Game Currency") indexé sur un stablecoin mais juridiquement qualifié de "crédit de jeu" en boucle fermée.</text:p>
          <text:list>
            <text:list-item>
              <text:p text:style-name="P9"><text:span text:style-name="T12">Objectif :</text:span> Éviter la qualification de "E-Money Token" (EMT) sous MiCA.</text:p>
            </text:list-item>
            <text:list-item>
              <text:p text:style-name="P10"><text:span text:style-name="T12">Règle d'or :</text:span> Aucun rendement passif (staking financier) n'est promis sur le AURA.</text:p>
            </text:list-item>
          </text:list>
        </text:list-item>
        <text:list-item>
          <text:p text:style-name="P9"><text:span text:style-name="Strong_20_Emphasis"><text:span text:style-name="T13">GOUV (Governance &amp; Integrity) :</text:span></text:span><text:span text:style-name="Strong_20_Emphasis"><text:span text:style-name="T14"> Token de type </text:span></text:span><text:span text:style-name="Strong_20_Emphasis"><text:span text:style-name="T15">Soulbound</text:span></text:span><text:span text:style-name="Strong_20_Emphasis"><text:span text:style-name="T14"> (non-transférable), obtenu par verrouillage d'AURA ou par le mérite (score ELO).</text:span></text:span></text:p>
          <text:list text:style-name="L4">
            <text:list-item>
              <text:p text:style-name="P11"><text:span text:style-name="T12">Mécanisme de redistribution :</text:span> En raison de son incessibilité, le transfert de pouvoir lors des contestations s'opère via un protocole de <text:span text:style-name="T3">destruction (</text:span><text:span text:style-name="T16">burn</text:span><text:span text:style-name="T3">) et réémission (</text:span><text:span text:style-name="T16">mint</text:span><text:span text:style-name="T3">)</text:span>, sans transaction directe entre utilisateurs.</text:p>
            </text:list-item>
            <text:list-item>
              <text:p text:style-name="P11"><text:span text:style-name="T12">Fonction :</text:span> Sécurisation de l'oracle collégial et résolution des litiges.</text:p>
            </text:list-item>
            <text:list-item>
              <text:p text:style-name="P12"><text:span text:style-name="T17">Nature :</text:span><text:span text:style-name="T18"> Droit politique pur, sans droit aux dividendes financiers (pour éviter la qualification de "Security").</text:span></text:p>
            </text:list-item>
          </text:list>
        </text:list-item>
      </text:list>
      <text:list xml:id="list3044316242" text:style-name="L5">
        <text:list-item>
          <text:p text:style-name="P13"><text:soft-page-break/><text:span text:style-name="Strong_20_Emphasis"><text:span text:style-name="T6">NFTs &amp; Tickets :</text:span></text:span></text:p>
        </text:list-item>
      </text:list>
      <text:list text:style-name="L6">
        <text:list-item>
          <text:list>
            <text:list-item>
              <text:p text:style-name="P14"><text:span text:style-name="T12">Mode FR :</text:span> "Cartes de Ligue" ou "Billets de Compétition" (ERC-1155). Achat d'un objet numérique jouable.</text:p>
            </text:list-item>
          </text:list>
        </text:list-item>
      </text:list>
      <text:list text:continue-list="list3044316242" text:style-name="L5">
        <text:list-item>
          <text:list>
            <text:list-item>
              <text:p text:style-name="P15"><text:span text:style-name="Strong_20_Emphasis"><text:span text:style-name="T9">Mode Intl :</text:span></text:span><text:span text:style-name="Strong_20_Emphasis"><text:span text:style-name="T5"> "PredictionTickets" (ERC-1155). Reçus de pari matérialisant une position financière.</text:span></text:span></text:p>
            </text:list-item>
          </text:list>
        </text:list-item>
      </text:list>
      <text:h text:style-name="P16" text:outline-level="3"><text:span text:style-name="Strong_20_Emphasis"><text:span text:style-name="T8">4. Conformité Réglementaire</text:span></text:span></text:h>
      <text:p text:style-name="P17"><text:span text:style-name="Strong_20_Emphasis"><text:span text:style-name="T10">La territorialité des lois sur les jeux d'argent impose une ségrégation stricte des audiences. C'est la raison pour laquelle nous déployons un geofencing actif (blocage IP + VPN) afin de garantir qu'aucun résident français n'accède aux fonctionnalités de pari offshore.</text:span></text:span></text:p>
      <text:list text:style-name="L7">
        <text:list-item>
          <text:p text:style-name="P18"><text:span text:style-name="T11">Stratégie JONUM (France) :</text:span> L'objectif est <text:span text:style-name="T3">l'exemption</text:span> du régime JONUM. En supprimant le mécanisme de "mise" et de "gain redistribué" en France au profit d'un modèle Sorare-like (coût de participation vs prize pool garanti), Rethagon se qualifie comme "Jeu de Compétence" et non comme jeu d'argent ou JONUM.</text:p>
        </text:list-item>
        <text:list-item>
          <text:p text:style-name="P19"><text:span text:style-name="Strong_20_Emphasis"><text:span text:style-name="T6">Licence iGaming (International) :</text:span></text:span><text:span text:style-name="Strong_20_Emphasis"><text:span text:style-name="T5"> Obligatoire pour la structure offshore afin d'opérer légalement les paris (Curaçao, Malte, etc.).</text:span></text:span></text:p>
        </text:list-item>
        <text:list-item>
          <text:p text:style-name="P20"><text:span text:style-name="Strong_20_Emphasis"><text:span text:style-name="T6">Géofencing (Barrière Technique) :</text:span></text:span><text:span text:style-name="Strong_20_Emphasis"><text:span text:style-name="T5"> Mise en place d'un blocage IP strict + vérification VPN pour diriger automatiquement l'utilisateur vers le bon mode (FR vs Intl) dès la connexion.</text:span></text:span></text:p>
        </text:list-item>
        <text:list-item>
          <text:p text:style-name="P19"><text:span text:style-name="Strong_20_Emphasis"><text:span text:style-name="T6">Responsabilité de l'Oracle :</text:span></text:span><text:span text:style-name="Strong_20_Emphasis"><text:span text:style-name="T5"> Les CGU incluront une clause spécifique où l'utilisateur accepte que le résultat des battles soit déterminé par le consensus de l'oracle collégial on-chain, renonçant à poursuivre la plateforme en cas de désaccord sur un jugement "artistique".</text:span></text:span></text:p>
        </text:list-item>
      </text:list>
      <text:p text:style-name="P21"><text:span text:style-name="Strong_20_Emphasis"><text:span text:style-name="T7"/></text:span></text:p>
      <text:h text:style-name="P16" text:outline-level="3"><text:span text:style-name="Strong_20_Emphasis"><text:span text:style-name="T8">5. Feuille de Route Juridique &amp; Budget Prévisionnel</text:span></text:span></text:h>
      <text:p text:style-name="P22">Poste n°1 – Structuration &amp; Qualification (Urgent)</text:p>
      <text:list text:style-name="L8">
        <text:list-item>
          <text:p text:style-name="P23">Validation finale du montage "Double Entité" (SAS vs Offshore).</text:p>
        </text:list-item>
        <text:list-item>
          <text:p text:style-name="P23">Rédaction d'un <text:span text:style-name="T12">Legal Opinion</text:span> confirmant le statut "Skill Game" en France (hors ANJ/JONUM).</text:p>
        </text:list-item>
        <text:list-item>
          <text:p text:style-name="P23">Analyse MiCA pour le token AURA (Utility vs EMT).</text:p>
        </text:list-item>
      </text:list>
      <text:p text:style-name="P22">Poste n°2 – Documents Utilisateurs (CGU/Policies)</text:p>
      <text:list text:style-name="L9">
        <text:list-item>
          <text:p text:style-name="P24">Rédaction des CGU différenciées (CGU France "Concours" vs CGU Monde "Pari").</text:p>
        </text:list-item>
        <text:list-item>
          <text:p text:style-name="P24">Politique de Confidentialité &amp; RGPD.</text:p>
        </text:list-item>
        <text:list-item>
          <text:p text:style-name="P24">Politique de Jeu Responsable (limites de dépôt, auto-exclusion).</text:p>
        </text:list-item>
      </text:list>
      <text:p text:style-name="P22">Poste n°3 – Setup International (Q3 2025)</text:p>
      <text:list text:style-name="L10">
        <text:list-item>
          <text:p text:style-name="P25">Incorporation structure Offshore.</text:p>
        </text:list-item>
        <text:list-item>
          <text:p text:style-name="P26">Obtention Licence iGaming (ex: Curaçao Master/Sub-license).</text:p>
        </text:list-item>
        <text:list-item>
          <text:p text:style-name="P26">Contrats de prestation technique entre SAS France (Tech provider) et Offshore Co (Client).</text:p>
        </text:list-item>
      </text:list>
      <text:p text:style-name="P22">Poste n°4 – Audit Smart Contracts &amp; Sécurité</text:p>
      <text:list text:style-name="L11">
        <text:list-item>
          <text:p text:style-name="P27">Audit des contrats de l'Oracle Collégial (anti-manipulation).</text:p>
        </text:list-item>
        <text:list-item>
          <text:p text:style-name="P27">Sécurisation du "Reward Vault" et des mécanismes de Bridge entre les modes.</text:p>
        </text:list-item>
      </text:list>
      <text:p text:style-name="P28"/>
      <text:p text:style-name="P29"><text:soft-page-break/></text:p>
      <text:p text:style-name="P30">Estimation Budgétaire (À compléter par nos prestataires)</text:p>
      <text:list text:style-name="L12">
        <text:list-item>
          <text:p text:style-name="P31">Note : Les montants dépendront de la juridiction offshore choisie (Curaçao est moins cher que Malte/Île de M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1T07:38:55.944116222</meta:creation-date>
    <dc:date>2025-12-05T07:06:03.807153727</dc:date>
    <meta:editing-duration>PT37M50S</meta:editing-duration>
    <meta:editing-cycles>9</meta:editing-cycles>
    <meta:generator>LibreOffice/25.2.3.2$Linux_X86_64 LibreOffice_project/520$Build-2</meta:generator>
    <meta:document-statistic meta:table-count="0" meta:image-count="0" meta:object-count="0" meta:page-count="3" meta:paragraph-count="46" meta:word-count="789" meta:character-count="5154" meta:non-whitespace-character-count="4436"/>
  </office:meta>
</office:document-meta>
</file>